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4">
      <style:paragraph-properties>
        <style:tab-stops>
          <style:tab-stop style:position="15.503cm" style:type="right" style:leader-style="dotted" style:leader-text="."/>
        </style:tab-stops>
      </style:paragraph-properties>
    </style:style>
    <style:style style:name="P5" style:family="paragraph" style:parent-style-name="Text_20_body">
      <style:text-properties officeooo:rsid="001dfdfd" officeooo:paragraph-rsid="001dfdfd"/>
    </style:style>
    <style:style style:name="P6" style:family="paragraph" style:parent-style-name="Text_20_body">
      <style:text-properties officeooo:rsid="001dfdfd" officeooo:paragraph-rsid="001ec07a"/>
    </style:style>
    <style:style style:name="P7" style:family="paragraph" style:parent-style-name="Text_20_body">
      <style:text-properties officeooo:rsid="001f592d" officeooo:paragraph-rsid="001f592d"/>
    </style:style>
    <style:style style:name="P8" style:family="paragraph" style:parent-style-name="Standard">
      <style:text-properties officeooo:rsid="001b5224" officeooo:paragraph-rsid="0020f69c"/>
    </style:style>
    <style:style style:name="P9" style:family="paragraph" style:parent-style-name="Heading_20_1">
      <style:paragraph-properties fo:break-before="page"/>
    </style:style>
    <style:style style:name="P10" style:family="paragraph" style:parent-style-name="Heading_20_4">
      <style:text-properties officeooo:rsid="0024f490" officeooo:paragraph-rsid="0024f490"/>
    </style:style>
    <style:style style:name="P11" style:family="paragraph" style:parent-style-name="Text_20_body" style:master-page-name="Landscape">
      <style:paragraph-properties style:page-number="auto"/>
    </style:style>
    <style:style style:name="T1" style:family="text">
      <style:text-properties officeooo:rsid="001e1119"/>
    </style:style>
    <style:style style:name="T2" style:family="text">
      <style:text-properties officeooo:rsid="001f592d"/>
    </style:style>
    <style:style style:name="T3" style:family="text">
      <style:text-properties officeooo:rsid="0020f69c"/>
    </style:style>
    <style:style style:name="T4" style:family="text">
      <style:text-properties style:font-name="Liberation Sans" fo:font-size="11.8999996185303pt" fo:font-weight="bold" officeooo:rsid="0020f69c" style:font-name-asian="Microsoft YaHei" style:font-size-asian="11.8999996185303pt" style:font-weight-asian="bold" style:font-name-complex="Arial Unicode MS" style:font-size-complex="11.8999996185303pt" style:font-weight-complex="bold"/>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16_3840607315" text:style-name="Index_20_Link" text:visited-style-name="Index_20_Link">Introduction<text:tab/>2</text:a></text:p>
          <text:p text:style-name="P2"><text:a xlink:type="simple" xlink:href="#__RefHeading___Toc118_3840607315" text:style-name="Index_20_Link" text:visited-style-name="Index_20_Link">Problem<text:tab/>2</text:a></text:p>
          <text:p text:style-name="P3"><text:a xlink:type="simple" xlink:href="#__RefHeading___Toc120_3840607315" text:style-name="Index_20_Link" text:visited-style-name="Index_20_Link">Discussion Agenda<text:tab/>3</text:a></text:p>
          <text:p text:style-name="P4"><text:a xlink:type="simple" xlink:href="#__RefHeading___Toc107_3114032917" text:style-name="Index_20_Link" text:visited-style-name="Index_20_Link">Spreadsheet Solution<text:tab/>3</text:a></text:p>
          <text:p text:style-name="P4"><text:a xlink:type="simple" xlink:href="#__RefHeading___Toc109_3114032917" text:style-name="Index_20_Link" text:visited-style-name="Index_20_Link">Anchored as Character<text:tab/>3</text:a></text:p>
        </text:index-body>
      </text:table-of-content>
      <text:p text:style-name="Text_20_body"/>
      <text:h text:style-name="P9" text:outline-level="1"><text:bookmark-start text:name="__RefHeading___Toc116_3840607315"/>Introduction<text:bookmark-end text:name="__RefHeading___Toc116_3840607315"/></text:h>
      <text:p text:style-name="P5">I create a new document and enter some sample text in Text Body. I add a Heading 1 and I add a Heading 2, I then insert a frame and add a Heading 4 and some text. I create a Table of Contents using the default settings.</text:p>
      <text:p text:style-name="P5">I now see in Navigator that the lower level 4 Heading come<text:span text:style-name="T2">s</text:span> before the body of the document and before higher level Headings, although in the TOC they are in correct order. </text:p>
      <text:p text:style-name="P5">The incorrect order is reflected in Bookmarks when exported as PDF</text:p>
      <text:p text:style-name="P6">How can I use Headings<text:span text:style-name="T1"> in a frame</text:span> and keep them in page order? </text:p>
      <text:h text:style-name="Heading_20_2" text:outline-level="2"><text:bookmark-start text:name="__RefHeading___Toc118_3840607315"/>Problem<text:bookmark-end text:name="__RefHeading___Toc118_3840607315"/></text:h>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Heading_20_3" text:outline-level="3"><text:bookmark-start text:name="__RefHeading___Toc120_3840607315"/><text:soft-page-break/>Discussion Agenda<text:bookmark-end text:name="__RefHeading___Toc120_3840607315"/></text:h>
      <text:p text:style-name="P8"><draw:frame draw:style-name="fr2" draw:name="Frame1" text:anchor-type="paragraph" svg:x="9.797cm" svg:y="2.064cm" svg:width="7.154cm" draw:z-index="0"><draw:text-box fo:min-height="3.344cm"><text:h text:style-name="P10" text:outline-level="4"><text:bookmark-start text:name="__RefHeading___Toc107_3114032917"/>Anchored to Paragraph<text:bookmark-end text:name="__RefHeading___Toc107_3114032917"/></text:h><text:p text:style-name="P7">Although this process can be partly managed on a spreadsheet, for streamlining the process everything should instead be done within the existing structure.</text:p></draw:text-box></draw:frame>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ext:p>
      <text:p text:style-name="P8"><draw:frame draw:style-name="fr1" draw:name="Frame2" text:anchor-type="as-char" svg:width="5.108cm" draw:z-index="1"><draw:text-box fo:min-height="2.653cm"><text:h text:style-name="Heading_20_4" text:outline-level="4"><text:bookmark-start text:name="__RefHeading___Toc109_3114032917"/>Anchored a<text:span text:style-name="T3">s</text:span> <text:span text:style-name="T4">Character</text:span><text:bookmark-end text:name="__RefHeading___Toc109_3114032917"/></text:h></draw:text-box></draw:frame></text:p>
      <text:p text:style-name="P8">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Landscape">
      <style:paragraph-properties style:page-number="auto"/>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Landscape" style:page-layout-name="Mpm2">
      <style:header>
        <text:p text:style-name="MP1"><text:bookmark-start text:name="__RefHeading___Toc124_3840607315"/><text:bookmark-end text:name="__RefHeading___Toc124_384060731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7T17:01:26.646000000</meta:creation-date>
    <meta:editing-duration>P0D</meta:editing-duration>
    <meta:editing-cycles>1</meta:editing-cycles>
    <meta:generator>LibreOffice/7.1.5.2$Windows_X86_64 LibreOffice_project/85f04e9f809797b8199d13c421bd8a2b025d52b5</meta:generator>
    <meta:document-statistic meta:table-count="0" meta:image-count="0" meta:object-count="0" meta:page-count="3" meta:paragraph-count="21" meta:word-count="1024" meta:character-count="5463" meta:non-whitespace-character-count="4456"/>
  </office:meta>
</office:document-meta>
</file>